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Courier New"/>
    </style:style>
    <style:style style:name="T2" style:family="text">
      <style:text-properties style:font-name="Arial"/>
    </style:style>
    <style:style style:name="T3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GSS com DLLs</text:p>
      <text:p text:style-name="P1">Tutorial por PedoHLC</text:p>
      <text:p text:style-name="P1"/>
      <text:p text:style-name="Standard"><text:span text:style-name="T3">Foi usado como base o seguinte tópico:</text:span><text:a xlink:type="simple" xlink:href="http://www.rmxp.org/forums/viewtopic.php?t=7855"><text:span text:style-name="T3">http://www.rmxp.org/forums/viewtopic.php?t=7855</text:span></text:a></text:p>
      <text:p text:style-name="P1"/>
      <text:p text:style-name="P1">Vocês já devem ter visto scripts que usam alguma DLL para utilizar algo que no “RGSS” não seria possível.</text:p>
      <text:p text:style-name="P1">Essas DLLs são escritas em “C” ou “C++”, então sera necessário você saber o básico.</text:p>
      <text:p text:style-name="P1">Neste processo vou explicar desde criar uma DLL compatível com o RGSS até usa-la em seu projeto.</text:p>
      <text:p text:style-name="P1"/>
      <text:p text:style-name="P1">Parte 1-Criando sua DLL compatível com o RGSS.</text:p>
      <text:p text:style-name="P1"/>
      <text:p text:style-name="P1">Primeiro crie um arquivo no bloco de notas e cole isso:</text:p>
      <text:p text:style-name="P1">[code]// dll.h</text:p>
      <text:p text:style-name="P1">#ifdef __cplusplus</text:p>
      <text:p text:style-name="P1">#define EXPORT extern "C" __declspec (dllexport)</text:p>
      <text:p text:style-name="P1">#else</text:p>
      <text:p text:style-name="P1">#define EXPORT __declspec (dllexport)</text:p>
      <text:p text:style-name="P1">#endif</text:p>
      <text:p text:style-name="P1"/>
      <text:p text:style-name="P1">EXPORT int CALLBACK YourMethodName(YourMethodArguments);[/code]</text:p>
      <text:p text:style-name="P1">Agora salve-o com o nome de “dll” e a extensão como “.h” (“dll.h”).</text:p>
      <text:p text:style-name="P1"/>
      <text:p text:style-name="P1">Agora crie um outro arquivo no bloco de notas e cole isso:</text:p>
      <text:p text:style-name="P1">[code]// dllmain.ccp</text:p>
      <text:p text:style-name="P1">#include &lt;windows.h&gt;</text:p>
      <text:p text:style-name="P1">#include "dll.h"</text:p>
      <text:p text:style-name="P1"/>
      <text:p text:style-name="P1">EXPORT int CALLBACK YourMethodName(YourMethodArguments)</text:p>
      <text:p text:style-name="P1">{</text:p>
      <text:p text:style-name="P1"><text:s text:c="3"/>Your_Method_Here</text:p>
      <text:p text:style-name="P1">}[/code]</text:p>
      <text:p text:style-name="P1">Agora salve-o com o nome de “dllmain” e a extensão como “.ccp” (“dllmain.cpp”).</text:p>
      <text:p text:style-name="P1"/>
      <text:p text:style-name="P1">Mas e agora aonde eu vô editar?</text:p>
      <text:p text:style-name="P1"/>
      <text:p text:style-name="P1">Simples aonde você encontra as seguintes palavras mude para o valor desejado:</text:p>
      <text:p text:style-name="P1"/>
      <text:p text:style-name="P1">“YourMethodName”=&gt; O nome do seu método.</text:p>
      <text:p text:style-name="P1">“YourMethodArguments”=&gt; O argumento do seu método.</text:p>
      <text:p text:style-name="P1">“Your_Method_Here”=&gt; O que vai acontecer se este método for executado.</text:p>
      <text:p text:style-name="P1">(Mais informações na próxima parte)</text:p>
      <text:p text:style-name="P1"/>
      <text:p text:style-name="P1">Lembre-se sempre de fazer retornar algum valor (você verá que tipo de valor retornar mais a frente).</text:p>
      <text:p text:style-name="P1">Sera necessário algum programa de compilação da dll(Se você conhecer algum que funcione muito bem, por favor, diga-me)</text:p>
      <text:p text:style-name="P1"/>
      <text:p text:style-name="P1">Parte 2-Usando uma DLL no meu projeto</text:p>
      <text:p text:style-name="P1"/>
      <text:p text:style-name="P1">Para usar uma dll, você ira usar esse comando</text:p>
      <text:p text:style-name="P1">[code]@mydll =Win32API.new("dllname","YourMethodName","[YourMethodArguments]","returntype")<text:line-break/>@mydll.call(“[YourMethodArguments]”)[/code]</text:p>
      <text:p text:style-name="P1">ou</text:p>
      <text:p text:style-name="P1">[code]@mydll =Win32API.new("dllname","YourMethodName","[YourMethodArguments]","returntype").call[/code]</text:p>
      <text:p text:style-name="P1"/>
      <text:p text:style-name="P1">Para configurar troque as seguintes palavras mude para o valor desejado:</text:p>
      <text:p text:style-name="P1">“@mydll”=&gt; A variavel que representara a sua DLL</text:p>
      <text:p text:style-name="P1">“dllname”=&gt; O nome do arquivo de sua DLL</text:p>
      <text:p text:style-name="P1">“YourMethodName”=&gt; O nome do seu método.</text:p>
      <text:p text:style-name="P1">“[YourMethodArguments]”=&gt; Os argumentos a ser usados entre “[]” e separados por virgula</text:p>
      <text:p text:style-name="P1">“returntype”=&gt;O tipo de valor a ser retornado e esses são:</text:p>
      <text:p text:style-name="P1"><text:s text:c="4"/>“n” = Numeric<text:line-break/> <text:s text:c="3"/>“i” = Integer<text:line-break/> <text:s text:c="3"/>“l” = String<text:line-break/> <text:s text:c="3"/>“p” = Pointer </text:p>
      <text:p text:style-name="P1"/>
      <text:p text:style-name="P1">Antes de usar o “returntype” e “um dos argumento” você deverá entender algumas coisas:</text:p>
      <text:p text:style-name="P1">*O valor do “returntype”/“um dos argumento” deve ser apenas a mascara de como chegara o resultado. Ex:<text:line-break/>Se o valor que a dll enviou for= a17683</text:p>
      <text:p text:style-name="P1">O “returntype”/“YourMethodArgument” será= lnnnnn</text:p>
      <text:p text:style-name="P1"/>
      <text:p text:style-name="P1">*Se um dos valores que a DLL for uma letra maiúscula o “returntype”/“um dos argumento” também deve ser:</text:p>
      <text:p text:style-name="P1">Se o valor que a dll enviou for= a17BCF683</text:p>
      <text:p text:style-name="P1">O “returntype”/“um dos argumento” será= lnnLLLnnn</text:p>
      <text:p text:style-name="P1"/>
      <text:p text:style-name="P1">Se quiser saber mais sobre os comandos a ser usado na DLL, aconselho procurar uma aula de “C” em algum fórum.</text:p>
      <text:p text:style-name="P1"/>
      <text:p text:style-name="P1">Pronto agora você pode começar a fazer coisas incrível com seu RMXP.</text:p>
      <text:p text:style-name="P1">Atenção eu não sei se no RMVX é igual mas pelo menos a 1ª parte é!</text:p>
      <text:p text:style-name="P1">Encontrou algo de errado nesse tópico? Diga-o(s) pra min, ficarei grato com sua ajuda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dro Henrique Lara Campos</meta:initial-creator>
    <meta:creation-date>2009-07-30T10:35:50.84</meta:creation-date>
    <dc:date>2009-07-30T11:53:46.25</dc:date>
    <dc:creator>Pedro Henrique Lara Campos</dc:creator>
    <meta:editing-duration>PT00H38M20S</meta:editing-duration>
    <meta:editing-cycles>13</meta:editing-cycles>
    <meta:generator>BrOffice.org/3.1$Win32 OpenOffice.org_project/310m11$Build-9399</meta:generator>
    <meta:document-statistic meta:table-count="0" meta:image-count="0" meta:object-count="0" meta:page-count="1" meta:paragraph-count="55" meta:word-count="491" meta:character-count="3095"/>
  </office:meta>
</office:document-meta>
</file>